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creator>Théo Chennebault</dc:creator>
    <meta:creation-date>2019-05-23T10:58:59Z</meta:creation-date>
    <dc:date>2019-06-19T00:32:47Z</dc:date>
    <meta:editing-cycles>1</meta:editing-cycles>
    <meta:editing-duration>PT372S</meta:editing-duration>
  </office:meta>
</office:document-meta>
</file>